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pitch="variable"/>
    <style:font-face style:name="Fontin1" svg:font-family="Fontin"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299cm"/>
      <style:paragraph-properties style:writing-mode="lr-tb"/>
    </style:style>
    <style:style style:name="gr6" style:family="graphic" style:parent-style-name="standard">
      <style:graphic-properties draw:marker-start="Arrowheads_20_1" draw:marker-start-width="0.3cm" draw:textarea-vertical-align="middle"/>
    </style:style>
    <style:style style:name="gr7"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0"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1"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1"/>
    </style:style>
    <style:style style:name="P2" style:family="paragraph">
      <loext:graphic-properties draw:fill="none" draw:fill-color="#ffffff"/>
      <style:paragraph-properties style:writing-mode="lr-tb"/>
      <style:text-properties style:font-name="Fontin1" style:text-underline-style="none"/>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1cm" fo:margin-right="0cm" fo:margin-top="0cm" fo:margin-bottom="0cm" fo:line-height="100%" fo:text-indent="0cm">
        <style:tab-stops/>
      </style:paragraph-properties>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ab-stops/>
      </style:paragraph-properties>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style:text-underline-style="none"/>
    </style:style>
    <style:style style:name="P12" style:family="paragraph">
      <style:paragraph-properties fo:text-align="center" style:writing-mode="lr-tb"/>
      <style:text-properties fo:font-size="10.5pt" style:text-underline-style="none"/>
    </style:style>
    <style:style style:name="P13" style:family="paragraph">
      <loext:graphic-properties draw:fill="solid" draw:fill-color="#b4c7dc"/>
      <style:paragraph-properties fo:text-align="center" style:writing-mode="lr-tb"/>
      <style:text-properties fo:font-size="10.5pt" style:text-underline-style="none"/>
    </style:style>
    <style:style style:name="P14" style:family="paragraph">
      <loext:graphic-properties draw:fill="none"/>
      <style:paragraph-properties fo:text-align="center"/>
    </style:style>
    <style:style style:name="P15" style:family="paragraph">
      <loext:graphic-properties draw:fill="solid" draw:fill-color="#ffa6a6"/>
      <style:paragraph-properties fo:text-align="center" style:writing-mode="lr-tb"/>
      <style:text-properties fo:font-size="10.5pt" style:text-underline-style="none"/>
    </style:style>
    <style:style style:name="P16" style:family="paragraph">
      <loext:graphic-properties draw:fill="solid" draw:fill-color="#ffb66c"/>
      <style:paragraph-properties fo:text-align="center" style:writing-mode="lr-tb"/>
      <style:text-properties fo:font-size="10.5pt" style:text-underline-style="none"/>
    </style:style>
    <style:style style:name="P17" style:family="paragraph">
      <loext:graphic-properties draw:fill="solid" draw:fill-color="#ffe994"/>
      <style:paragraph-properties fo:text-align="center" style:writing-mode="lr-tb"/>
      <style:text-properties fo:font-size="10.5pt" style:text-underline-style="none"/>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1"/>
    </style:style>
    <style:style style:name="T2" style:family="text">
      <style:text-properties style:font-name="Fontin1" style:text-underline-style="none" fo:font-weight="bold"/>
    </style:style>
    <style:style style:name="T3" style:family="text">
      <style:text-properties style:font-name="Fontin1" style:text-underline-style="none" fo:font-weight="normal"/>
    </style:style>
    <style:style style:name="T4" style:family="text">
      <style:text-properties style:font-name="Fontin1" style:text-underline-style="none"/>
    </style:style>
    <style:style style:name="T5"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style:font-name="Fontin1" style:text-underline-style="none" fo:font-weight="bold" style:font-weight-asian="bold" style:font-weight-complex="bold"/>
    </style:style>
    <style:style style:name="T8" style:family="text">
      <style:text-properties style:font-name="Fontin1" style:text-underline-style="solid" style:text-underline-width="auto" style:text-underline-color="font-color"/>
    </style:style>
    <style:style style:name="T9"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Fontin"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font-size="10.5pt" style:text-underline-style="none"/>
    </style:style>
    <style:style style:name="T13" style:family="text">
      <style:text-properties fo:font-variant="normal" fo:text-transform="none" style:use-window-font-color="true" loext:opacity="0%" style:text-outline="false" style:text-line-through-style="none" style:text-line-through-type="none" style:font-name="Fontin"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2" draw:layer="layout" svg:width="25.4cm" svg:height="6.807cm" svg:x="1.27cm" svg:y="3.175cm">
          <draw:text-box>
            <text:p><text:span text:style-name="T2">Executive summary:</text:span></text:p>
            <text:p><text:span text:style-name="T3">Accurately assessing the value of a property holds significant importance for individuals, families, and real estate enterprises alike.</text:span></text:p>
            <text:p><text:span text:style-name="T4"/></text:p>
            <text:p><text:span text:style-name="T4">When engaging in transactions involving residential real estate, such as buying or selling a property, determining its value is imperative to establish a fair market price. Furthermore, the valuation of a property directly impacts the annual tax obligations of its owner.</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3" draw:text-style-name="P2" draw:layer="layout" svg:width="25.4cm" svg:height="9.719cm" svg:x="1.27cm" svg:y="3.175cm">
          <draw:text-box>
            <text:p><text:span text:style-name="T2">Market analysis and objective:</text:span></text:p>
            <text:p><text:span text:style-name="T4">Numerous platforms are available in the market, such as </text:span></text:p>
            <text:list text:style-name="L1">
              <text:list-item>
                <text:p text:style-name="P6"><text:span text:style-name="T5">the </text:span><text:span text:style-name="T6"><text:a xlink:href="https://www.zillow.com/how-much-is-my-home-worth/" xlink:type="simple">Zillow estimator</text:a></text:span><text:span text:style-name="T5"><text:s/>or, </text:span></text:p>
              </text:list-item>
              <text:list-item>
                <text:p text:style-name="P6"><text:span text:style-name="T5">The estimator from different banks, e.g. </text:span><text:span text:style-name="T6"><text:a xlink:href="https://www.chase.com/personal/mortgage/calculators-resources/home-value-estimator" xlink:type="simple">Chase</text:a></text:span><text:span text:style-name="T5">, or </text:span><text:span text:style-name="T6"><text:a xlink:href="https://homevaluerealestatecenter.bankofamerica.com/" xlink:type="simple">Bank of America</text:a></text:span><text:span text:style-name="T5">, </text:span></text:p>
              </text:list-item>
            </text:list>
            <text:p><text:span text:style-name="T4">enabling users to estimate the property values by considering the property's location.</text:span></text:p>
            <text:p><text:span text:style-name="T4"/></text:p>
            <text:p><text:span text:style-name="T4">The objective of the house value prediction project is to harness the power of predictive models to enhance the accuracy of forecasted values incorporating additional property descriptors such as the number of bathrooms, bedrooms, property size, and building year holds promise for refining tax predictions.</text:span></text:p>
            <text:p><text:span text:style-name="T4"/></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4" draw:text-style-name="P2" draw:layer="layout" svg:width="25.4cm" svg:height="11.175cm" svg:x="1.27cm" svg:y="3.175cm">
          <draw:text-box>
            <text:p><text:span text:style-name="T7">Value proposition and market segmentation:</text:span></text:p>
            <text:p><text:span text:style-name="T4">The project aims to develop a platform for</text:span></text:p>
            <text:list text:style-name="L1">
              <text:list-item>
                <text:p text:style-name="P7"><text:span text:style-name="T4">Homeowners: </text:span></text:p>
                <text:p text:style-name="P7"><text:span text:style-name="T4">Simplified house value estimation, key factors influencing the property value, and informed decision-making.</text:span></text:p>
              </text:list-item>
              <text:list-item>
                <text:p text:style-name="P7"><text:span text:style-name="T4">Real Estate Professionals</text:span></text:p>
                <text:p text:style-name="P7"><text:span text:style-name="T4">Enhanced service offerings to clients, increased customer satisfaction, and competitive advantage.</text:span></text:p>
              </text:list-item>
            </text:list>
            <text:p text:style-name="P7"><text:span text:style-name="T4"/></text:p>
            <text:p text:style-name="P7"><text:span text:style-name="T4">Through the introduction of this offer on our platform, our objectives are manifold:</text:span></text:p>
            <text:list text:style-name="L2">
              <text:list-item>
                <text:p text:style-name="P7"><text:span text:style-name="T4">To augment </text:span><text:span text:style-name="T8">client contacts by 50%</text:span><text:span text:style-name="T4"> and enhance </text:span><text:span text:style-name="T8">client acquisition by 10%</text:span><text:span text:style-name="T4">,</text:span></text:p>
              </text:list-item>
              <text:list-item>
                <text:p text:style-name="P7"><text:span text:style-name="T4">To </text:span><text:span text:style-name="T8">refine the company's strategy</text:span><text:span text:style-name="T4"> towards targeting high-demand properties,</text:span></text:p>
              </text:list-item>
              <text:list-item>
                <text:p text:style-name="P7"><text:span text:style-name="T5">To elevate the </text:span><text:span text:style-name="T6">quality of service</text:span><text:span text:style-name="T5"> delivered by our real estate professionals,</text:span></text:p>
              </text:list-item>
              <text:list-item>
                <text:p text:style-name="P7"><text:span text:style-name="T4">To assess the </text:span><text:span text:style-name="T8">impact of online offers</text:span><text:span text:style-name="T4"> with the potential for launching new online platforms</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5" draw:text-style-name="P10" draw:layer="layout" svg:width="25.4cm" svg:height="11.549cm" svg:x="1.27cm" svg:y="3.175cm">
          <draw:text-box>
            <text:p text:style-name="P8"><text:span text:style-name="T9">Constraints:</text:span></text:p>
            <text:list text:style-name="L1">
              <text:list-item>
                <text:p text:style-name="P8"><text:span text:style-name="T10">Time frame: </text:span></text:p>
                <text:p text:style-name="P8"><text:span text:style-name="T11">The pilot project need to deployed within 6-months for the given budget</text:span></text:p>
              </text:list-item>
              <text:list-item>
                <text:p text:style-name="P8"><text:span text:style-name="T10">Budget: </text:span></text:p>
                <text:p text:style-name="P8"><text:span text:style-name="T11">It needs to account for the data acquisition and the engineering work</text:span></text:p>
              </text:list-item>
            </text:list>
            <text:p text:style-name="P8"><text:span text:style-name="T11"/></text:p>
            <text:p text:style-name="P8"><text:span text:style-name="T10">Milestones:</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Business Impact Metrics:</text:span></text:p>
            <text:list text:continue-numbering="true" text:style-name="L1">
              <text:list-item>
                <text:p text:style-name="P9"><text:span text:style-name="T10">Enhancement of client outreach via the online application</text:span></text:p>
              </text:list-item>
              <text:list-item>
                <text:p text:style-name="P9"><text:span text:style-name="T10">Alteration in the ratio of contacts converted to contracts</text:span></text:p>
              </text:list-item>
              <text:list-item>
                <text:p text:style-name="P9"><text:span text:style-name="T10">Acquisition of data facilitated by the online application <text:s/></text:span></text:p>
              </text:list-item>
            </text:list>
          </draw:text-box>
        </draw:frame>
        <draw:line draw:style-name="gr6" draw:text-style-name="P11" draw:layer="layout" svg:x1="25.53cm" svg:y1="9.66cm" svg:x2="2.67cm" svg:y2="9.66cm">
          <text:p/>
        </draw:line>
        <draw:custom-shape draw:style-name="gr7" draw:text-style-name="P13" draw:layer="layout" svg:width="3.175cm" svg:height="1.17cm" svg:x="3.11cm" svg:y="8.39cm">
          <text:p text:style-name="P12"><text:span text:style-name="T12">Data collection and preparation</text:span></text:p>
          <draw:enhanced-geometry svg:viewBox="0 0 21600 21600" draw:mirror-horizontal="false" draw:mirror-vertical="false" draw:type="rectangle" draw:enhanced-path="M 0 0 L 21600 0 21600 21600 0 21600 0 0 Z N"/>
        </draw:custom-shape>
        <draw:line draw:style-name="gr8" draw:text-style-name="P14" draw:layer="layout" svg:x1="3.01cm" svg:y1="8.925cm" svg:x2="3.01cm" svg:y2="10.195cm">
          <text:p/>
        </draw:line>
        <draw:line draw:style-name="gr8" draw:text-style-name="P14" draw:layer="layout" svg:x1="6.42cm" svg:y1="9.025cm" svg:x2="6.42cm" svg:y2="10.295cm">
          <text:p/>
        </draw:line>
        <draw:custom-shape draw:style-name="gr9" draw:text-style-name="P12" draw:layer="layout" svg:width="6.45cm" svg:height="1.17cm" svg:x="6.52cm" svg:y="8.39cm">
          <text:p text:style-name="P12"><text:span text:style-name="T12">Exploratory Data Analysis</text:span></text:p>
          <draw:enhanced-geometry svg:viewBox="0 0 21600 21600" draw:mirror-horizontal="false" draw:mirror-vertical="false" draw:type="rectangle" draw:enhanced-path="M 0 0 L 21600 0 21600 21600 0 21600 0 0 Z N"/>
        </draw:custom-shape>
        <draw:line draw:style-name="gr8" draw:text-style-name="P14" draw:layer="layout" svg:x1="13.07cm" svg:y1="8.89cm" svg:x2="13.07cm" svg:y2="10.16cm">
          <text:p/>
        </draw:line>
        <draw:custom-shape draw:style-name="gr10" draw:text-style-name="P15" draw:layer="layout" svg:width="3.175cm" svg:height="1.17cm" svg:x="13.165cm" svg:y="8.39cm">
          <text:p text:style-name="P12"><text:span text:style-name="T12">Model building and testing</text:span></text:p>
          <draw:enhanced-geometry svg:viewBox="0 0 21600 21600" draw:mirror-horizontal="false" draw:mirror-vertical="false" draw:type="rectangle" draw:enhanced-path="M 0 0 L 21600 0 21600 21600 0 21600 0 0 Z N"/>
        </draw:custom-shape>
        <draw:line draw:style-name="gr8" draw:text-style-name="P14" draw:layer="layout" svg:x1="16.44cm" svg:y1="8.925cm" svg:x2="16.44cm" svg:y2="10.195cm">
          <text:p/>
        </draw:line>
        <draw:custom-shape draw:style-name="gr11" draw:text-style-name="P16" draw:layer="layout" svg:width="3.175cm" svg:height="1.17cm" svg:x="16.575cm" svg:y="8.39cm">
          <text:p text:style-name="P12"><text:span text:style-name="T12">Deployment and results collection </text:span></text:p>
          <draw:enhanced-geometry svg:viewBox="0 0 21600 21600" draw:mirror-horizontal="false" draw:mirror-vertical="false" draw:type="rectangle" draw:enhanced-path="M 0 0 L 21600 0 21600 21600 0 21600 0 0 Z N"/>
        </draw:custom-shape>
        <draw:line draw:style-name="gr8" draw:text-style-name="P14" draw:layer="layout" svg:x1="19.85cm" svg:y1="8.925cm" svg:x2="19.85cm" svg:y2="10.195cm">
          <text:p/>
        </draw:line>
        <draw:custom-shape draw:style-name="gr12" draw:text-style-name="P17" draw:layer="layout" svg:width="3.175cm" svg:height="1.17cm" svg:x="19.975cm" svg:y="8.39cm">
          <text:p text:style-name="P12"><text:span text:style-name="T12">Review </text:span></text:p>
          <draw:enhanced-geometry svg:viewBox="0 0 21600 21600" draw:mirror-horizontal="false" draw:mirror-vertical="false" draw:type="rectangle" draw:enhanced-path="M 0 0 L 21600 0 21600 21600 0 21600 0 0 Z N"/>
        </draw:custom-shape>
        <draw:frame draw:style-name="gr13" draw:text-style-name="P19" draw:layer="layout" svg:width="3.175cm" svg:height="1.225cm" svg:x="1.5cm" svg:y="10.195cm">
          <draw:text-box>
            <text:p text:style-name="P18"><text:span text:style-name="T13">Launch of the project</text:span></text:p>
          </draw:text-box>
        </draw:frame>
        <draw:frame draw:style-name="gr14" draw:text-style-name="P19" draw:layer="layout" svg:width="2.105cm" svg:height="0.738cm" svg:x="5.38cm" svg:y="10.295cm">
          <draw:text-box>
            <text:p text:style-name="P18"><text:span text:style-name="T13">1 month</text:span></text:p>
          </draw:text-box>
        </draw:frame>
        <draw:frame draw:style-name="gr15" draw:text-style-name="P19" draw:layer="layout" svg:width="3.175cm" svg:height="1.225cm" svg:x="1.501cm" svg:y="10.196cm">
          <draw:text-box>
            <text:p text:style-name="P18"><text:span text:style-name="T13">Launch of the project</text:span></text:p>
          </draw:text-box>
        </draw:frame>
        <draw:frame draw:style-name="gr16" draw:text-style-name="P19" draw:layer="layout" svg:width="2.54cm" svg:height="0.738cm" svg:x="11.83cm" svg:y="10.295cm">
          <draw:text-box>
            <text:p text:style-name="P18"><text:span text:style-name="T13">3 months</text:span></text:p>
          </draw:text-box>
        </draw:frame>
        <draw:frame draw:style-name="gr17" draw:text-style-name="P19" draw:layer="layout" svg:width="2.74cm" svg:height="0.738cm" svg:x="15.105cm" svg:y="10.295cm">
          <draw:text-box>
            <text:p text:style-name="P18"><text:span text:style-name="T13">4 months</text:span></text:p>
          </draw:text-box>
        </draw:frame>
        <draw:frame draw:style-name="gr18" draw:text-style-name="P19" draw:layer="layout" svg:width="2.74cm" svg:height="0.738cm" svg:x="18.515cm" svg:y="10.295cm">
          <draw:text-box>
            <text:p text:style-name="P18"><text:span text:style-name="T13">5 months</text:span></text:p>
          </draw:text-box>
        </draw:frame>
        <draw:frame draw:style-name="gr19" draw:text-style-name="P19" draw:layer="layout" svg:width="2.74cm" svg:height="0.738cm" svg:x="15.105cm" svg:y="10.295cm">
          <draw:text-box>
            <text:p text:style-name="P18"><text:span text:style-name="T13">4 months</text:span></text:p>
          </draw:text-box>
        </draw:frame>
        <draw:line draw:style-name="gr8" draw:text-style-name="P14" draw:layer="layout" svg:x1="23.225cm" svg:y1="8.925cm" svg:x2="23.225cm" svg:y2="10.195cm">
          <text:p/>
        </draw:line>
        <draw:frame draw:style-name="gr20" draw:text-style-name="P19" draw:layer="layout" svg:width="2.74cm" svg:height="0.738cm" svg:x="21.89cm" svg:y="10.295cm">
          <draw:text-box>
            <text:p text:style-name="P18"><text:span text:style-name="T13">6 months</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pitch="variable"/>
    <style:font-face style:name="Fontin1" svg:font-family="Fontin"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27T18:24:54.909000000</dc:date>
    <meta:editing-duration>PT11M48S</meta:editing-duration>
    <meta:editing-cycles>3</meta:editing-cycles>
    <meta:generator>LibreOffice/7.2.4.1$Windows_X86_64 LibreOffice_project/27d75539669ac387bb498e35313b970b7fe9c4f9</meta:generator>
    <meta:document-statistic meta:object-count="57"/>
  </office:meta>
</office:document-meta>
</file>